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cm" fo:min-width="0.6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color="#666666" draw:fill="hatch" draw:fill-color="#808080" draw:fill-hatch-name="Hatching_20_47" draw:fill-hatch-solid="false" draw:textarea-horizontal-align="justify" draw:textarea-vertical-align="middle" draw:auto-grow-height="false" fo:min-height="0.15cm" fo:min-width="0.5cm"/>
    </style:style>
    <style:style style:name="gr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75cm" fo:min-width="2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666666" draw:fill="hatch" draw:fill-color="#808080" draw:fill-hatch-name="Hatching_20_47" draw:fill-hatch-solid="false" draw:textarea-horizontal-align="justify" draw:textarea-vertical-align="middle" draw:auto-grow-height="false" fo:min-height="0.15cm" fo:min-width="0.2cm"/>
    </style:style>
    <style:style style:name="gr7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05cm" fo:min-width="2.174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9cm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45cm" fo:min-width="2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gr11" style:family="graphic" style:parent-style-name="standard">
      <style:graphic-properties draw:stroke="none" svg:stroke-color="#000000" draw:fill="none" draw:fill-color="#ffffff" fo:min-height="1.25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25cm"/>
    </style:style>
    <style:style style:name="gr14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ff3333" draw:marker-start-width="0.5cm" draw:marker-end="Rounded_20_large_20_Arrow" draw:marker-end-width="0.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15cm" fo:min-width="2.4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1.25cm" fo:min-width="2.4cm" fo:padding-top="0.175cm" fo:padding-bottom="0.175cm" fo:padding-left="0.3cm" fo:padding-right="0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hatch" draw:fill-color="#808080" draw:fill-hatch-name="Hatching_20_47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.2cm" svg:height="0.5cm" svg:x="4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0.4cm" draw:transform="rotate (1.5707963267949) translate (5.1cm 3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cm" svg:height="3.1cm" svg:x="3.8cm" svg:y="3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.5cm" svg:height="1.5cm" svg:x="4.5cm" svg:y="4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4.5cm" svg:y1="4.3cm" svg:x2="6cm" svg:y2="5.8cm">
            <text:p/>
          </draw:line>
        </draw:g>
        <draw:custom-shape draw:style-name="gr6" draw:text-style-name="P2" draw:layer="layout" svg:width="0.7cm" svg:height="0.4cm" svg:x="3.1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2.774cm" svg:height="0.4cm" draw:transform="skewX (1.04981554507459) translate (4.349cm 7.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4cm" svg:height="0.2cm" svg:x="4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cm" svg:height="0.8cm" svg:x="3.8cm" svg:y="0.2cm">
          <text:p text:style-name="P4">CCD</text:p>
          <draw:enhanced-geometry svg:viewBox="0 0 21600 21600" draw:type="rectangle" draw:enhanced-path="M 0 0 L 21600 0 21600 21600 0 21600 0 0 Z N"/>
        </draw:custom-shape>
        <draw:frame draw:style-name="gr10" draw:text-style-name="P5" xml:id="id2" draw:id="id2" draw:layer="layout" svg:width="3.8cm" svg:height="0.878cm" svg:x="7.3cm" svg:y="7.2cm">
          <draw:text-box>
            <text:p><text:span text:style-name="T1">Sample</text:span></text:p>
          </draw:text-box>
        </draw:frame>
        <draw:frame draw:style-name="gr10" draw:text-style-name="P5" xml:id="id4" draw:id="id4" draw:layer="layout" svg:width="3.8cm" svg:height="0.878cm" svg:x="7.3cm" svg:y="6.438cm">
          <draw:text-box>
            <text:p><text:span text:style-name="T1">Lens</text:span></text:p>
          </draw:text-box>
        </draw:frame>
        <draw:frame draw:style-name="gr11" draw:text-style-name="P5" xml:id="id6" draw:id="id6" draw:layer="layout" svg:width="5cm" svg:height="1.505cm" svg:x="7.3cm" svg:y="4.8cm">
          <draw:text-box>
            <text:p><text:span text:style-name="T1">Microscope and Beam-Splitter</text:span></text:p>
          </draw:text-box>
        </draw:frame>
        <draw:connector draw:style-name="gr12" draw:text-style-name="P3" draw:layer="layout" draw:type="line" svg:x1="6.824cm" svg:y1="7.5cm" svg:x2="7.3cm" svg:y2="7.639cm" draw:start-shape="id1" draw:start-glue-point="1" draw:end-shape="id2" draw:end-glue-point="3" svg:d="M6824 7500l476 139" svg:viewBox="0 0 477 140">
          <text:p/>
        </draw:connector>
        <draw:connector draw:style-name="gr12" draw:text-style-name="P3" draw:layer="layout" draw:type="line" svg:x1="5.9cm" svg:y1="6.85cm" svg:x2="7.3cm" svg:y2="6.877cm" draw:start-shape="id3" draw:start-glue-point="1" draw:end-shape="id4" draw:end-glue-point="3" svg:d="M5900 6850l1400 27" svg:viewBox="0 0 1401 28">
          <text:p/>
        </draw:connector>
        <draw:connector draw:style-name="gr12" draw:text-style-name="P3" draw:layer="layout" draw:type="line" svg:x1="6.8cm" svg:y1="5.05cm" svg:x2="7.3cm" svg:y2="5.552cm" draw:start-shape="id5" draw:start-glue-point="1" draw:end-shape="id6" draw:end-glue-point="3" svg:d="M6800 5050l500 502" svg:viewBox="0 0 501 503">
          <text:p/>
        </draw:connector>
        <draw:frame draw:style-name="gr13" draw:text-style-name="P5" xml:id="id8" draw:id="id8" draw:layer="layout" svg:width="4.325cm" svg:height="0.878cm" svg:x="7.3cm" svg:y="2.7cm">
          <draw:text-box>
            <text:p><text:span text:style-name="T1">Optical Fiber</text:span></text:p>
          </draw:text-box>
        </draw:frame>
        <draw:connector draw:style-name="gr14" draw:text-style-name="P3" draw:layer="layout" draw:type="line" svg:x1="5.5cm" svg:y1="3.1cm" svg:x2="7.3cm" svg:y2="3.139cm" draw:start-shape="id7" draw:start-glue-point="2" draw:end-shape="id8" svg:d="M5500 3100l1800 39" svg:viewBox="0 0 1801 40">
          <text:p/>
        </draw:connector>
        <draw:line draw:style-name="gr15" draw:text-style-name="P3" draw:layer="layout" svg:x1="3.075cm" svg:y1="5.1cm" svg:x2="5.275cm" svg:y2="5.1cm">
          <text:p/>
        </draw:line>
        <draw:custom-shape draw:style-name="gr16" draw:text-style-name="P1" draw:layer="layout" svg:width="3cm" svg:height="1.5cm" svg:x="0.1cm" svg:y="4.3cm">
          <text:p text:style-name="P4">Laser</text:p>
          <draw:enhanced-geometry svg:viewBox="0 0 21600 21600" draw:type="rectangle" draw:enhanced-path="M 0 0 L 21600 0 21600 21600 0 21600 0 0 Z N"/>
        </draw:custom-shape>
        <draw:line draw:style-name="gr17" draw:text-style-name="P3" xml:id="id9" draw:id="id9" draw:layer="layout" svg:x1="4.5cm" svg:y1="3.8cm" svg:x2="6cm" svg:y2="3.8cm">
          <text:p/>
        </draw:line>
        <draw:frame draw:style-name="gr13" draw:text-style-name="P5" xml:id="id10" draw:id="id10" draw:layer="layout" svg:width="4.325cm" svg:height="0.878cm" svg:x="7.301cm" svg:y="3.6cm">
          <draw:text-box>
            <text:p><text:span text:style-name="T1">Rayleigh-Filter</text:span></text:p>
          </draw:text-box>
        </draw:frame>
        <draw:connector draw:style-name="gr12" draw:text-style-name="P3" draw:layer="layout" draw:type="line" svg:x1="6cm" svg:y1="3.8cm" svg:x2="7.301cm" svg:y2="4.039cm" draw:start-shape="id9" draw:start-glue-point="1" draw:end-shape="id10" svg:d="M6000 3800l1301 239" svg:viewBox="0 0 1302 240">
          <text:p/>
        </draw:connector>
        <draw:line draw:style-name="gr15" draw:text-style-name="P3" draw:layer="layout" svg:x1="5.3cm" svg:y1="7.5cm" svg:x2="5.3cm" svg:y2="2.6cm">
          <text:p/>
        </draw:line>
        <draw:custom-shape draw:style-name="gr18" draw:text-style-name="P1" draw:layer="layout" svg:width="3cm" svg:height="1.6cm" svg:x="3.8cm" svg:y="1cm">
          <text:p text:style-name="P4">Spectro-</text:p>
          <text:p text:style-name="P4">grap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47" draw:display-name="Hatching 47" draw:style="single" draw:color="#666666" draw:distance="0.1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1T11:38:47.907540753</meta:creation-date>
    <dc:date>2021-02-06T10:47:19.965130237</dc:date>
    <meta:editing-duration>PT14M27S</meta:editing-duration>
    <meta:editing-cycles>7</meta:editing-cycles>
    <meta:generator>LibreOffice/6.0.7.3$Linux_X86_64 LibreOffice_project/00m0$Build-3</meta:generator>
    <meta:document-statistic meta:object-count="25"/>
  </office:meta>
</office:document-meta>
</file>